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2.419cm" fo:min-width="3.892cm"/>
    </style:style>
    <style:style style:name="gr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2.419cm" fo:min-width="3.89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ccff" draw:textarea-horizontal-align="justify" draw:textarea-vertical-align="middle" draw:auto-grow-height="false" fo:min-height="2.965cm" fo:min-width="4.6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1cm" svg:height="4cm" svg:x="2.5cm" svg:y="1.4cm">
          <text:p text:style-name="P1">多个C文件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xml:id="id2" draw:id="id2" draw:layer="layout" svg:width="5.1cm" svg:height="4cm" svg:x="12.2cm" svg:y="5.9cm">
          <text:p text:style-name="P1">多个目标文件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7.6cm" svg:y1="3.4cm" svg:x2="14.75cm" svg:y2="5.9cm" draw:start-shape="id1" draw:start-glue-point="7" draw:end-shape="id2" draw:end-glue-point="4" svg:d="M7600 3400h7150v2500" svg:viewBox="0 0 7151 2501">
          <text:p text:style-name="P1">编译</text:p>
        </draw:connector>
        <draw:custom-shape draw:style-name="gr4" draw:text-style-name="P1" xml:id="id3" draw:id="id3" draw:layer="layout" svg:width="5.1cm" svg:height="4cm" svg:x="2.5cm" svg:y="6.1cm">
          <text:p text:style-name="P1">单个可执行文件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14.75cm" svg:y1="9.9cm" svg:x2="7.6cm" svg:y2="8.1cm" draw:start-shape="id2" draw:start-glue-point="2" draw:end-shape="id3" draw:end-glue-point="7" svg:d="M14750 9900v502h-4849v-2302h-2301" svg:viewBox="0 0 7151 2303">
          <text:p text:style-name="P1">链接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11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43:18.429419028</meta:creation-date>
    <dc:date>2015-08-13T16:52:13.944983517</dc:date>
    <meta:editing-duration>PT8M54S</meta:editing-duration>
    <meta:editing-cycles>4</meta:editing-cycles>
    <meta:generator>LibreOffice/4.3.3.2$Linux_X86_64 LibreOffice_project/430m0$Build-2</meta:generator>
    <meta:document-statistic meta:object-count="5"/>
  </office:meta>
</office:document-meta>
</file>